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09in" style:rel-column-width="2047*"/>
    </style:style>
    <style:style style:name="Table1.f" style:family="table-column">
      <style:table-column-properties style:column-width="0.2125in" style:rel-column-width="20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5b7c4" officeooo:paragraph-rsid="0015b7c4"/>
    </style:style>
    <style:style style:name="P2" style:family="paragraph" style:parent-style-name="Standard">
      <style:text-properties officeooo:rsid="0016e5c4" officeooo:paragraph-rsid="0016e5c4"/>
    </style:style>
    <style:style style:name="P3" style:family="paragraph" style:parent-style-name="Standard">
      <style:text-properties officeooo:rsid="0016f990" officeooo:paragraph-rsid="0016f990"/>
    </style:style>
    <style:style style:name="P4" style:family="paragraph" style:parent-style-name="Standard">
      <style:text-properties officeooo:rsid="0016e5c4" officeooo:paragraph-rsid="0016e5c4"/>
    </style:style>
    <style:style style:name="P5" style:family="paragraph" style:parent-style-name="Standard">
      <style:text-properties officeooo:rsid="001a7b96" officeooo:paragraph-rsid="001a7b96"/>
    </style:style>
    <style:style style:name="T1" style:family="text">
      <style:text-properties officeooo:rsid="0016f9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ging a bit array</text:p>
      <table:table table:name="Table1" table:style-name="Table1">
        <table:table-column table:style-name="Table1.A" table:number-columns-repeated="31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</table:table>
      <text:p text:style-name="P1"/>
      <text:p text:style-name="P1">size_t arr[n];</text:p>
      <text:p text:style-name="P1"/>
      <text:p text:style-name="P1">API</text:p>
      <text:p text:style-name="P1">Set(index, val)<text:tab/>// – change status of a bit</text:p>
      <text:p text:style-name="P1">Get(index) <text:tab/>// – return status of a bit</text:p>
      <text:p text:style-name="P1">operator&amp;<text:tab/>// ba1 &amp;= ba2</text:p>
      <text:p text:style-name="P1">operator==</text:p>
      <text:p text:style-name="P2">operator!=</text:p>
      <text:p text:style-name="P2">operator[]</text:p>
      <text:p text:style-name="P2">operator|=</text:p>
      <text:p text:style-name="P2">operator&amp;=</text:p>
      <text:p text:style-name="P2">operator^=</text:p>
      <text:p text:style-name="P2">operator&lt;&lt;=</text:p>
      <text:p text:style-name="P2">operator&gt;&gt;=</text:p>
      <text:p text:style-name="P2">Flip</text:p>
      <text:p text:style-name="P2">FlipAll</text:p>
      <text:p text:style-name="P2">CountTrueBits</text:p>
      <text:p text:style-name="P2"/>
      <text:p text:style-name="P1"/>
      <text:p text:style-name="P1">requested 640 bits by user → 640 / 64 = array of 10 size_t</text:p>
      <text:p text:style-name="P1"/>
      <text:p text:style-name="P1">class BitArray</text:p>
      <text:p text:style-name="P1">{</text:p>
      <text:p text:style-name="P1"/>
      <text:p text:style-name="P1"/>
      <text:p text:style-name="P1">private:</text:p>
      <text:p text:style-name="P1"><text:tab/>size_t arr</text:p>
      <text:p text:style-name="P1"/>
      <text:p text:style-name="P1"/>
      <text:p text:style-name="P1"/>
      <text:p text:style-name="P1"/>
      <text:p text:style-name="P1"/>
      <text:p text:style-name="P1">BitArray ba1(number of bits)</text:p>
      <text:p text:style-name="P1">BitArray ba1(300);</text:p>
      <text:p text:style-name="P1">BitArray ba2(700);</text:p>
      <text:p text:style-name="P1"><text:s/>we want that they will be different type that cannot interact. So will use template.</text:p>
      <text:p text:style-name="P1">Type argument and non-type argument</text:p>
      <text:p text:style-name="P1"/>
      <text:p text:style-name="P1">template&lt;size_t SIZE &gt;</text:p>
      <text:p text:style-name="P1"/>
      <text:p text:style-name="P1">BitArray&lt;300&gt; ba1;</text:p>
      <text:p text:style-name="P1">BitArray&lt;700&gt; ba2; <text:s/></text:p>
      <text:p text:style-name="P1"/>
      <text:p text:style-name="P1">class template differs between 2 different class , in the eyes of the compiler.</text:p>
      <text:p text:style-name="P1">Now when </text:p>
      <text:p text:style-name="P1">ba1 = ba2 → compilation error</text:p>
      <text:p text:style-name="P1"/>
      <text:p text:style-name="P2">private:</text:p>
      <text:p text:style-name="P2"><text:tab/>size_t arr[SIZE / 64]; // with proper devision that handles leaftover. Sits on the stack</text:p>
      <text:p text:style-name="P2"><text:soft-page-break/>its problamtic, the stack is limited in size. <text:span text:style-name="T1">U can know the depth of the stack, or how many functions already been called.</text:span></text:p>
      <text:p text:style-name="P2"/>
      <text:p text:style-name="P3">Because it is pod (plain old data) the generated cctor, dtor, op=, are not needed. </text:p>
      <text:p text:style-name="P3">Ctor is important for initialization.</text:p>
      <text:p text:style-name="P2"/>
      <text:p text:style-name="P2"/>
      <text:p text:style-name="P2">ba[8] = true; // needs a Proxy class to work. Duplicate functionality of Set()</text:p>
      <text:p text:style-name="P2"/>
      <text:p text:style-name="P2"/>
      <text:p text:style-name="P2"/>
      <text:p text:style-name="P5">vector&lt;size_t&gt;m_a;</text:p>
      <text:p text:style-name="P5"/>
      <text:p text:style-name="P5">&amp;= → use algo for_each</text:p>
      <text:p text:style-name="P5">|= → use algo for_each</text:p>
      <text:p text:style-name="P5"/>
      <text:p text:style-name="P5">&lt;&lt;= → use algo transform</text:p>
      <text:p text:style-name="P5">&gt;&gt;= → <text:s/>use algo trans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6:47:23.657264835</meta:creation-date>
    <dc:date>2016-04-11T13:00:38.118182889</dc:date>
    <meta:editing-duration>PT40M5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44" meta:word-count="209" meta:character-count="1229" meta:non-whitespace-character-count="1053"/>
  </office:meta>
</office:document-meta>
</file>